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dd9f"/>
    </style:style>
    <style:style style:name="P2" style:family="paragraph" style:parent-style-name="Standard">
      <style:text-properties officeooo:paragraph-rsid="0026dbbc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23dd9f"/>
    </style:style>
    <style:style style:name="P4" style:family="paragraph" style:parent-style-name="Standard">
      <style:text-properties style:text-underline-style="none" officeooo:paragraph-rsid="0023dd9f"/>
    </style:style>
    <style:style style:name="P5" style:family="paragraph" style:parent-style-name="Standard">
      <style:text-properties style:text-underline-style="none" fo:font-weight="bold" officeooo:rsid="002bad31" officeooo:paragraph-rsid="002bad31" style:font-weight-asian="bold" style:font-weight-complex="bold"/>
    </style:style>
    <style:style style:name="P6" style:family="paragraph" style:parent-style-name="Standard">
      <style:text-properties style:text-underline-style="none" officeooo:paragraph-rsid="002c96ad"/>
    </style:style>
    <style:style style:name="P7" style:family="paragraph" style:parent-style-name="Standard">
      <style:text-properties officeooo:paragraph-rsid="0023dd9f"/>
    </style:style>
    <style:style style:name="P8" style:family="paragraph" style:parent-style-name="Standard">
      <style:paragraph-properties fo:break-before="page"/>
      <style:text-properties style:text-underline-style="solid" style:text-underline-width="auto" style:text-underline-color="font-color" officeooo:paragraph-rsid="0023dd9f"/>
    </style:style>
    <style:style style:name="T1" style:family="text">
      <style:text-properties fo:font-weight="bold" officeooo:rsid="0028123e" style:font-weight-asian="bold" style:font-weight-complex="bold"/>
    </style:style>
    <style:style style:name="T2" style:family="text">
      <style:text-properties fo:font-weight="bold" officeooo:rsid="0023dd9f" style:font-weight-asian="bold" style:font-weight-complex="bold"/>
    </style:style>
    <style:style style:name="T3" style:family="text">
      <style:text-properties fo:font-weight="bold" officeooo:rsid="00287aa6" style:font-weight-asian="bold" style:font-weight-complex="bold"/>
    </style:style>
    <style:style style:name="T4" style:family="text">
      <style:text-properties officeooo:rsid="002ce676"/>
    </style:style>
    <style:style style:name="T5" style:family="text">
      <style:text-properties style:text-underline-style="solid" style:text-underline-width="auto" style:text-underline-color="font-color" fo:font-weight="bold" officeooo:rsid="002ce676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8123e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3dd9f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87aa6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EWLY UPDATED 4:30 P.M. - GROUP EDIT</text:p>
      <text:p text:style-name="P4">#!/bin/bash</text:p>
      <text:p text:style-name="P4">printf "\n"</text:p>
      <text:p text:style-name="P4">echo "Welcome to Stuck in the Clouds Hookah - Online Shop!"</text:p>
      <text:p text:style-name="P4">read -p "How old are you? &gt;&gt; " age</text:p>
      <text:p text:style-name="P4">if [ $age -lt 21 ]; then</text:p>
      <text:p text:style-name="P4">echo "You are not of legal age to be smoking hookah! Nice try."</text:p>
      <text:p text:style-name="P4">exit</text:p>
      <text:p text:style-name="P4">elif [ $age -ge 21 ]; then</text:p>
      <text:p text:style-name="P4">echo "You're of legal age, come on in!"</text:p>
      <text:p text:style-name="P4">fi</text:p>
      <text:p text:style-name="P4">sleep 1</text:p>
      <text:p text:style-name="P4">echo "Enter username"</text:p>
      <text:p text:style-name="P4">read username</text:p>
      <text:p text:style-name="P4">echo "Enter password"</text:p>
      <text:p text:style-name="P4">read password</text:p>
      <text:p text:style-name="P4">if [[ ( $username == "admin" &amp;&amp; $password == "pass" ) ]]; then</text:p>
      <text:p text:style-name="P4">echo "Valid User"</text:p>
      <text:p text:style-name="P4">else</text:p>
      <text:p text:style-name="P4">echo "Invalid User"</text:p>
      <text:p text:style-name="P4">exit</text:p>
      <text:p text:style-name="P4">fi</text:p>
      <text:p text:style-name="P4">sleep 1</text:p>
      <text:p text:style-name="P4">read -p "Would you like to buy a high-end hookah today? (y/n) &gt;&gt; " response</text:p>
      <text:p text:style-name="P4">if [ "$response" = "y" ]; then</text:p>
      <text:p text:style-name="P4">sleep 1</text:p>
      <text:p text:style-name="P4">printf "\n"</text:p>
      <text:p text:style-name="P4">echo "Kaloud Krysalis Monarch Collection:"</text:p>
      <text:p text:style-name="P4">PS3="Select your hookah: "</text:p>
      <text:p text:style-name="P4">hookah=("Anahata Edition" "Illuminate Edition" "Hayat Edition" "Shakti Edition&gt;</text:p>
      <text:p text:style-name="P4">select fav in "${hookah[@]}"; do</text:p>
      <text:p text:style-name="P4"><text:s text:c="8"/>case $fav in</text:p>
      <text:p text:style-name="P4"><text:s text:c="8"/>"Anahata Edition")</text:p>
      <text:p text:style-name="P4"><text:s text:c="16"/>echo "You chose $fav from the Kaloud Krysalis Monarch Collecti&gt;</text:p>
      <text:p text:style-name="P4"><text:s text:c="16"/>;;</text:p>
      <text:p text:style-name="P4"><text:s text:c="8"/>"Illuminate Edition")</text:p>
      <text:p text:style-name="P4"><text:s text:c="16"/>echo "You chose $fav from the Kaloud Krysalis Monarch Collecti&gt;</text:p>
      <text:p text:style-name="P4"><text:s text:c="16"/>;;</text:p>
      <text:p text:style-name="P4"><text:s text:c="8"/>"Hayat Edition")</text:p>
      <text:p text:style-name="P4"><text:s text:c="16"/>echo "You chose $fav from the Kaloud Krysalis Monarch Collecti&gt;</text:p>
      <text:p text:style-name="P4"><text:s text:c="16"/>;;</text:p>
      <text:p text:style-name="P4"><text:s text:c="8"/>"Shakti Edition")</text:p>
      <text:p text:style-name="P4"><text:s text:c="16"/>echo "You chose $fav from the Kaloud Krysalis Monarch Collecti&gt;</text:p>
      <text:p text:style-name="P4"><text:s text:c="16"/>;;</text:p>
      <text:p text:style-name="P4"><text:s text:c="8"/>"Astral Edition")</text:p>
      <text:p text:style-name="P4"><text:s text:c="16"/>echo "You chose $fav from the Kaloud Krysalis Monarch Collecti&gt;</text:p>
      <text:p text:style-name="P4"><text:s text:c="16"/>;;</text:p>
      <text:p text:style-name="P4"><text:s text:c="8"/>"Quit")</text:p>
      <text:p text:style-name="P4"><text:s text:c="16"/>echo "QUITTER!"</text:p>
      <text:p text:style-name="P4"><text:soft-page-break/><text:s text:c="16"/>sleep 1</text:p>
      <text:p text:style-name="P4"><text:s text:c="16"/>echo "Kidding. Thanks for dropping by. Come back soon!"</text:p>
      <text:p text:style-name="P4"><text:tab/><text:tab/>exit</text:p>
      <text:p text:style-name="P4"><text:s text:c="16"/><text:tab/>;;</text:p>
      <text:p text:style-name="P4"><text:s text:c="8"/>*) echo "$REPLY is not a valid option.";;</text:p>
      <text:p text:style-name="P4"/>
      <text:p text:style-name="P4">esac</text:p>
      <text:p text:style-name="P4">done</text:p>
      <text:p text:style-name="P4">elif [ "$response" = "n" ] ; then</text:p>
      <text:p text:style-name="P4">read -p "No worries! Care for some shisha? (y/n) &gt;&gt; " answer</text:p>
      <text:p text:style-name="P4">if [ "$answer" = "y" ]; then</text:p>
      <text:p text:style-name="P4"># Display Flavors Menu</text:p>
      <text:p text:style-name="P4">PS3="Pick a flava: "</text:p>
      <text:p text:style-name="P4">flavor=("Cherry Vanilla" "Lemon Mint" "Mocha" "Orange Soda" "Strawberry Mojito&gt;</text:p>
      <text:p text:style-name="P4">select FLAV in "${flavor[@]}"; do</text:p>
      <text:p text:style-name="P4"><text:s text:c="8"/>case $FLAV in</text:p>
      <text:p text:style-name="P4"><text:s text:c="8"/>"Cherry Vanilla")</text:p>
      <text:p text:style-name="P4"><text:s text:c="8"/>echo "You chose $FLAV. How much would you like?"</text:p>
      <text:p text:style-name="P4"><text:s text:c="8"/>;;</text:p>
      <text:p text:style-name="P4"><text:s text:c="8"/>"Lemon Mint")</text:p>
      <text:p text:style-name="P4"><text:s text:c="8"/>echo "You chose $FLAV. How much would you like?"</text:p>
      <text:p text:style-name="P4"><text:s text:c="8"/>;;</text:p>
      <text:p text:style-name="P4"><text:s text:c="8"/>"Mocha")</text:p>
      <text:p text:style-name="P4"><text:s text:c="8"/>echo "You chose $FLAV. How much would you like?"</text:p>
      <text:p text:style-name="P4"><text:s text:c="8"/>;;</text:p>
      <text:p text:style-name="P6"><text:s text:c="8"/>"Orange Soda")</text:p>
      <text:p text:style-name="P6"><text:tab/>echo "You chose $FLAV. How much would you like?"</text:p>
      <text:p text:style-name="P4"><text:s text:c="8"/>;;</text:p>
      <text:p text:style-name="P4"><text:s text:c="8"/>"Strawberry Mojito")</text:p>
      <text:p text:style-name="P4"><text:s text:c="8"/>echo "You chose $FLAV. How much would you like?"</text:p>
      <text:p text:style-name="P4"><text:s text:c="8"/>;;</text:p>
      <text:p text:style-name="P4"><text:s text:c="8"/>"Quit")</text:p>
      <text:p text:style-name="P4"><text:s text:c="8"/>echo "We understand. If you change your mind, we'll be here!"</text:p>
      <text:p text:style-name="P4"><text:s text:c="8"/>exit</text:p>
      <text:p text:style-name="P4"><text:s text:c="8"/>;; <text:s text:c="5"/></text:p>
      <text:p text:style-name="P4"><text:s text:c="8"/>esac</text:p>
      <text:p text:style-name="P4"><text:s text:c="8"/>done</text:p>
      <text:p text:style-name="P4">elif [ "$answer" = "n" ] ; then</text:p>
      <text:p text:style-name="P4">echo "Thank you, come again!"</text:p>
      <text:p text:style-name="P4">fi</text:p>
      <text:p text:style-name="P4">else</text:p>
      <text:p text:style-name="P4">echo "Please decide - yay or nay? We don't have all day."</text:p>
      <text:p text:style-name="P4">fi</text:p>
      <text:p text:style-name="P4"><text:span text:style-name="T1"/></text:p>
      <text:p text:style-name="P3"><text:span text:style-name="T1"/></text:p>
      <text:p text:style-name="P8"><text:span text:style-name="T1"/></text:p>
      <text:p text:style-name="P1"><text:span text:style-name="T5">Old</text:span><text:span text:style-name="T6"> </text:span><text:span text:style-name="T7">4.13.21 </text:span><text:span text:style-name="T8">(by Priya)</text:span><text:span text:style-name="T7">:</text:span></text:p>
      <text:p text:style-name="P1">#!/bin/bash</text:p>
      <text:p text:style-name="P1">printf "\n"</text:p>
      <text:p text:style-name="P1">echo "Welcome to Stuck in the Clouds Hookah - Online Shop!"</text:p>
      <text:p text:style-name="P1">sleep 1</text:p>
      <text:p text:style-name="P1">read -p "Would you like to buy a high-end hookah today? (y/n) &gt;&gt; " response</text:p>
      <text:p text:style-name="P1">if [ "$response" = "y" ]; then</text:p>
      <text:p text:style-name="P1">sleep 1</text:p>
      <text:p text:style-name="P1">printf "\n"</text:p>
      <text:p text:style-name="P1">echo "Great! We offer a 30-day money-back guarantee. See if any of our hookahs&gt;</text:p>
      <text:p text:style-name="P1">printf "\n"</text:p>
      <text:p text:style-name="P1">echo "Kaloud Krysalis Monarch Collection:"</text:p>
      <text:p text:style-name="P1">PS3="Select your hookah: "</text:p>
      <text:p text:style-name="P1">hookah=("Anahata Edition" "Illuminate Edition" "Hayat Edition" "Shakti Edition&gt;</text:p>
      <text:p text:style-name="P1">select fav in "${hookah[@]}"; do</text:p>
      <text:p text:style-name="P1"><text:s text:c="8"/>case $fav in</text:p>
      <text:p text:style-name="P1"><text:s text:c="8"/>"Anahata Edition") </text:p>
      <text:p text:style-name="P1"><text:s text:c="16"/>echo "You chose $fav from the Kaloud Krysalis Monarch Collecti&gt;</text:p>
      <text:p text:style-name="P1"><text:s text:c="16"/>;;</text:p>
      <text:p text:style-name="P1"><text:s text:c="8"/>"Illuminate Edition")</text:p>
      <text:p text:style-name="P1"><text:s text:c="16"/>echo "You chose $fav from the Kaloud Krysalis Monarch Collecti&gt;</text:p>
      <text:p text:style-name="P1"><text:s text:c="16"/>;;</text:p>
      <text:p text:style-name="P1"><text:s text:c="8"/>"Hayat Edition")</text:p>
      <text:p text:style-name="P1"><text:s text:c="16"/>echo "You chose $fav from the Kaloud Krysalis Monarch Collecti&gt;</text:p>
      <text:p text:style-name="P1"><text:s text:c="16"/>;;</text:p>
      <text:p text:style-name="P1"><text:s text:c="8"/>"Shakti Edition")</text:p>
      <text:p text:style-name="P1"><text:s text:c="16"/>echo "You chose $fav from the Kaloud Krysalis Monarch Collecti&gt;</text:p>
      <text:p text:style-name="P1"><text:s text:c="16"/>;;</text:p>
      <text:p text:style-name="P1"><text:s text:c="8"/>"Astral Edition")</text:p>
      <text:p text:style-name="P1"><text:s text:c="16"/>echo "You chose $fav from the Kaloud Krysalis Monarch Collecti&gt;</text:p>
      <text:p text:style-name="P1"><text:s text:c="16"/>;;</text:p>
      <text:p text:style-name="P1"><text:s text:c="8"/>"Quit")</text:p>
      <text:p text:style-name="P1"><text:s text:c="16"/>echo "QUITTER!"</text:p>
      <text:p text:style-name="P1"><text:s text:c="16"/>sleep 1</text:p>
      <text:p text:style-name="P1"><text:s text:c="16"/>echo "Kidding. Thanks for dropping by. Come back soon!"</text:p>
      <text:p text:style-name="P1"><text:s text:c="16"/>exit</text:p>
      <text:p text:style-name="P1"><text:s text:c="16"/>;;</text:p>
      <text:p text:style-name="P1"><text:s text:c="8"/>*) echo "$REPLY is not a valid option.";;</text:p>
      <text:p text:style-name="P1"/>
      <text:p text:style-name="P1">esac</text:p>
      <text:p text:style-name="P1">done</text:p>
      <text:p text:style-name="P1">elif [ "$response" = "n" ] ; then</text:p>
      <text:p text:style-name="P1">read -p "No worries! Care for some shisha? (y/n) &gt;&gt; " answer</text:p>
      <text:p text:style-name="P1">if [ "$answer" = "y" ]; then</text:p>
      <text:p text:style-name="Standard"># Display Flavors Menu</text:p>
      <text:p text:style-name="Standard">PS3="Pick a flava: "</text:p>
      <text:p text:style-name="Standard">flavor=("Cherry Vanilla" "Lemon Mint" "Mocha" "Orange Soda" "Strawberry Mojito&gt;</text:p>
      <text:p text:style-name="Standard">select FLAV in "${flavor[@]}"; do</text:p>
      <text:p text:style-name="Standard"><text:soft-page-break/><text:s text:c="8"/>case $FLAV in</text:p>
      <text:p text:style-name="Standard"><text:s text:c="8"/>"Cherry Vanilla")</text:p>
      <text:p text:style-name="Standard"><text:s text:c="8"/>echo "You chose $FLAV. How much would you like?"</text:p>
      <text:p text:style-name="Standard"><text:s text:c="8"/>;;</text:p>
      <text:p text:style-name="Standard"><text:s text:c="8"/>"Lemon Mint")</text:p>
      <text:p text:style-name="Standard"><text:s text:c="8"/>echo "You chose $FLAV. How much would you like?"</text:p>
      <text:p text:style-name="Standard"><text:s text:c="8"/>;;</text:p>
      <text:p text:style-name="Standard"><text:s text:c="8"/>"Mocha")</text:p>
      <text:p text:style-name="Standard"><text:s text:c="8"/>echo "You chose $FLAV. How much would you like?"</text:p>
      <text:p text:style-name="Standard"><text:s text:c="8"/>;;</text:p>
      <text:p text:style-name="Standard"><text:s text:c="8"/>"Orange Soda")</text:p>
      <text:p text:style-name="Standard"><text:s text:c="8"/>echo "You chose $FLAV. How much would you like?"</text:p>
      <text:p text:style-name="Standard"><text:s text:c="8"/>;;</text:p>
      <text:p text:style-name="Standard"><text:s text:c="8"/>"Strawberry Mojito")</text:p>
      <text:p text:style-name="Standard"><text:s text:c="8"/>echo "You chose $FLAV. How much would you like?"</text:p>
      <text:p text:style-name="Standard"><text:s text:c="8"/>;;</text:p>
      <text:p text:style-name="Standard"><text:s text:c="8"/>"Quit")</text:p>
      <text:p text:style-name="Standard"><text:tab/>echo "We understand. If you change your mind, we'll be here!"</text:p>
      <text:p text:style-name="Standard"><text:tab/>exit</text:p>
      <text:p text:style-name="P2"><text:tab/>;;</text:p>
      <text:p text:style-name="P2"><text:tab/>esac</text:p>
      <text:p text:style-name="P2"><text:tab/>done</text:p>
      <text:p text:style-name="Standard">elif [ "$answer" = "n" ] ; then</text:p>
      <text:p text:style-name="Standard">echo "Thank you, come again!"</text:p>
      <text:p text:style-name="Standard">fi</text:p>
      <text:p text:style-name="Standard">else</text:p>
      <text:p text:style-name="Standard">echo "Please decide - yay or nay? We don't have all day."</text:p>
      <text:p text:style-name="Standard">f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18:02:45.314984059</meta:creation-date>
    <dc:date>2021-04-13T16:32:36.589160227</dc:date>
    <meta:editing-duration>P2DT6H45M20S</meta:editing-duration>
    <meta:editing-cycles>14</meta:editing-cycles>
    <meta:generator>LibreOffice/6.4.6.2$Linux_X86_64 LibreOffice_project/40$Build-2</meta:generator>
    <meta:document-statistic meta:table-count="0" meta:image-count="0" meta:object-count="0" meta:page-count="4" meta:paragraph-count="166" meta:word-count="733" meta:character-count="4980" meta:non-whitespace-character-count="3501"/>
  </office:meta>
</office:document-meta>
</file>